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0.3417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744in"/>
    </style:style>
    <style:style style:name="co7" style:family="table-column">
      <style:table-column-properties fo:break-before="auto" style:column-width="0.8165in"/>
    </style:style>
    <style:style style:name="co8" style:family="table-column">
      <style:table-column-properties fo:break-before="auto" style:column-width="0.54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Variable</text:p>
          </table:table-cell>
          <table:table-cell office:value-type="string">
            <text:p>Solution</text:p>
          </table:table-cell>
          <table:table-cell office:value-type="string">
            <text:p>Pri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style-name="ce2" office:value-type="string">
            <text:p>Economic</text:p>
          </table:table-cell>
          <table:table-cell/>
          <table:table-cell table:style-name="ce2" office:value-type="string">
            <text:p>Const_Min</text:p>
          </table:table-cell>
          <table:table-cell table:style-name="ce2" office:value-type="string">
            <text:p>Const_Max</text:p>
          </table:table-cell>
          <table:table-cell table:style-name="ce2" office:value-type="string">
            <text:p>Zero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1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0">
            <text:p>250</text:p>
          </table:table-cell>
          <table:table-cell table:style-name="ce2" table:formula="oooc:=[.B8]*[.C8]" office:value-type="float" office:value="100">
            <text:p>100</text:p>
          </table:table-cell>
          <table:table-cell/>
          <table:table-cell table:style-name="ce2" table:formula="oooc:=2*[.B8]-[.D8]" office:value-type="float" office:value="0">
            <text:p>0</text:p>
          </table:table-cell>
          <table:table-cell table:style-name="ce2" table:formula="oooc:=-([.B8]-[.E8])" office:value-type="float" office:value="200">
            <text:p>200</text:p>
          </table:table-cell>
          <table:table-cell table:style-name="ce2" table:formula="oooc:=[.B9]" office:value-type="float" office:value="200">
            <text:p>200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1" office:value-type="float" office:value="200">
            <text:p>2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275">
            <text:p>275</text:p>
          </table:table-cell>
          <table:table-cell table:style-name="ce2" table:formula="oooc:=[.B9]*[.C9]" office:value-type="float" office:value="600">
            <text:p>600</text:p>
          </table:table-cell>
          <table:table-cell/>
          <table:table-cell table:style-name="ce2" table:formula="oooc:=[.B9]-[.D9]" office:value-type="float" office:value="50">
            <text:p>50</text:p>
          </table:table-cell>
          <table:table-cell table:style-name="ce2" table:formula="oooc:=-([.B9]-[.E9])" office:value-type="float" office:value="75">
            <text:p>75</text:p>
          </table:table-cell>
          <table:table-cell table:style-name="ce2" table:formula="oooc:=[.B8]" office:value-type="float" office:value="50">
            <text:p>5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5"/>
          <table:table-cell table:style-name="ce3" table:formula="oooc:=SUM([.F8:.F9])" office:value-type="float" office:value="700">
            <text:p>700</text:p>
          </table:table-cell>
          <table:table-cell office:value-type="string">
            <text:p>&lt;- target cell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table:formula="oooc:=FORMULA([.H8])" office:value-type="string" office:string-value="=2*B8-D8">
            <text:p>=2*B8-D8</text:p>
          </table:table-cell>
          <table:table-cell/>
          <table:table-cell table:formula="oooc:=FORMULA([.J8])" office:value-type="string" office:string-value="=B9">
            <text:p>=B9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2C1-100</text:p>
          </table:table-cell>
          <table:table-cell office:value-type="string">
            <text:p>&lt;=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BE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6">11/16/2006</text:date>, <text:time>23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lanciaux</meta:initial-creator>
    <meta:creation-date>2006-11-05T19:44:03</meta:creation-date>
    <dc:date>2006-11-16T23:23:38</dc:date>
    <dc:language>fr-BE</dc:language>
    <meta:editing-cycles>14</meta:editing-cycles>
    <meta:editing-duration>PT1H13M48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Feuille1.$F$11,max,$Feuille1.$B$8:$B$9,$Feuille1.$H$8:$H$9,&lt;=,$Feuille1.$J$8:$J$9,$Feuille1.$I$8:$I$9,&gt;=,$Feuille1.$J$8:$J$9</meta:user-defined>
    <meta:document-statistic meta:table-count="3" meta:cell-count="33"/>
  </office:meta>
</office:document-meta>
</file>